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officeooo:paragraph-rsid="0004de12"/>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italic" style:text-underline-style="none" fo:font-weight="bold" style:font-style-asian="italic" style:font-weight-asian="bold" style:font-style-complex="italic" style:font-weight-complex="bold"/>
    </style:style>
    <style:style style:name="P4" style:family="paragraph" style:parent-style-name="Standard">
      <style:text-properties fo:font-style="italic" style:text-underline-style="none" fo:font-weight="normal" style:font-style-asian="italic" style:font-weight-asian="normal" style:font-style-complex="italic" style:font-weight-complex="normal"/>
    </style:style>
    <style:style style:name="P5" style:family="paragraph" style:parent-style-name="Standard">
      <style:text-properties style:text-underline-style="none" fo:font-weight="bold" style:font-weight-asian="bold" style:font-weight-complex="bold"/>
    </style:style>
    <style:style style:name="P6" style:family="paragraph" style:parent-style-name="Standard">
      <style:text-properties style:text-underline-style="none" fo:font-weight="bold" officeooo:paragraph-rsid="0004de12" style:font-weight-asian="bold" style:font-weight-complex="bold"/>
    </style:style>
    <style:style style:name="P7" style:family="paragraph" style:parent-style-name="Standard">
      <style:text-properties style:text-underline-style="none" fo:font-weight="bold" style:font-weight-asian="bold" style:font-weight-complex="bold"/>
    </style:style>
    <style:style style:name="P8" style:family="paragraph" style:parent-style-name="Standard">
      <style:text-properties officeooo:paragraph-rsid="0006f348"/>
    </style:style>
    <style:style style:name="T1" style:family="text">
      <style:text-properties fo:font-weight="bold" style:font-weight-asian="bold" style:font-weight-complex="bold"/>
    </style:style>
    <style:style style:name="T2" style:family="text">
      <style:text-properties officeooo:rsid="0004de12"/>
    </style:style>
    <style:style style:name="T3" style:family="text">
      <style:text-properties fo:font-style="italic" style:font-style-asian="italic" style:font-style-complex="italic"/>
    </style:style>
    <style:style style:name="T4" style:family="text">
      <style:text-properties officeooo:rsid="0006a1d9"/>
    </style:style>
    <style:style style:name="T5" style:family="text">
      <style:text-properties fo:font-variant="normal" fo:text-transform="none" style:font-name="apple-system" fo:font-size="10.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Castro Kimaru <text:s text:c="3"/></text:p>
      <text:p text:style-name="Standard"/>
      <text:p text:style-name="Standard">📧 castrokimaru@gmail.com | 📞 +254 797 259 150 | 🌍 Nairobi, Kenya <text:s/></text:p>
      <text:p text:style-name="P8">LinkedIn: <text:span text:style-name="T5">www.linkedin.com/in/castro-kimaru-549092320</text:span>| <text:s/>GitHub: <text:span text:style-name="T4">github.com/castrokimaru</text:span></text:p>
      <text:p text:style-name="Standard"/>
      <text:p text:style-name="Standard">---</text:p>
      <text:p text:style-name="Standard"/>
      <text:p text:style-name="Standard"><text:span text:style-name="T1">Professional Summary </text:span><text:s/></text:p>
      <text:p text:style-name="Standard">Aspiring Full-Stack Developer with a strong foundation in front-end and back-end technologies, including React, Flask, HTML, CSS, JavaScript, Python, and SQL. Passionate about building user-friendly, efficient, and scalable web applications. Trained at Moringa School and currently pursuing a degree at Mount Kenya University. Eager to contribute to innovative development teams and continue learning in real-world environments.</text:p>
      <text:p text:style-name="Standard"/>
      <text:p text:style-name="Standard">---</text:p>
      <text:p text:style-name="Standard"/>
      <text:p text:style-name="Standard"><text:span text:style-name="T1">Technical Skills </text:span><text:s/></text:p>
      <text:p text:style-name="Standard">- Languages: <text:span text:style-name="T3">JavaScript, Python, HTML5, CSS3, SQL</text:span> <text:s/></text:p>
      <text:p text:style-name="Standard">- Frameworks/Libraries: <text:span text:style-name="T3">React.js, Flask <text:s/></text:span></text:p>
      <text:p text:style-name="Standard">- Tools &amp; Technologies: <text:span text:style-name="T3">Git, GitHub, VS Code, Postman, REST APIs </text:span><text:s/></text:p>
      <text:p text:style-name="Standard">- Databases: <text:span text:style-name="T3">MySQL, SQLite <text:s/></text:span></text:p>
      <text:p text:style-name="Standard">- Soft Skills: <text:span text:style-name="T3">Problem-solving, teamwork, adaptability, communication</text:span></text:p>
      <text:p text:style-name="Standard"/>
      <text:p text:style-name="Standard"/>
      <text:p text:style-name="P6">Education </text:p>
      <text:p text:style-name="P1">Mount Kenya University</text:p>
      <text:p text:style-name="Standard">Bachelor’s Degree – Ongoing</text:p>
      <text:p text:style-name="Standard">2023 – Present <text:s/></text:p>
      <text:p text:style-name="Standard"/>
      <text:p text:style-name="P3">Moringa School </text:p>
      <text:p text:style-name="P4">Software Engineering Certificate (Full-Stack Development)</text:p>
      <text:p text:style-name="P4">2025 – 2026 <text:s/></text:p>
      <text:p text:style-name="P4"/>
      <text:p text:style-name="P3">Kanga High School</text:p>
      <text:p text:style-name="P2">KCSE (Kenya Certificate of Secondary Education)</text:p>
      <text:p text:style-name="P2">2018 – 2022 <text:s/></text:p>
      <text:p text:style-name="Standard"/>
      <text:p text:style-name="P3">St. Mary’s Kababi<text:span text:style-name="T2">y</text:span> Primary School</text:p>
      <text:p text:style-name="P2">KCPE (Kenya Certificate of Primary Education)</text:p>
      <text:p text:style-name="P2">2010 – 2017 <text:s/></text:p>
      <text:p text:style-name="P2"/>
      <text:p text:style-name="Standard"/>
      <text:p text:style-name="Standard"/>
      <text:p text:style-name="P5">Certifications</text:p>
      <text:p text:style-name="Standard">- Full-Stack Web Development– Moringa School <text:span text:style-name="T2">(</text:span>Expected 2026)</text:p>
      <text:p text:style-name="Standard"/>
      <text:p text:style-name="Standard"/>
      <text:p text:style-name="Standard"/>
      <text:p text:style-name="P5">Interests</text:p>
      <text:p text:style-name="Standard">Web development, open-source contributions, UI/UX design, football, creative problem-solving</text:p>
      <text:p text:style-name="Standard"/>
      <text:p text:style-name="Standard"><text:soft-page-break/></text:p>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7T09:29:32.096585766</meta:creation-date>
    <meta:editing-duration>PT1M19S</meta:editing-duration>
    <meta:editing-cycles>2</meta:editing-cycles>
    <meta:generator>LibreOffice/7.3.7.2$Linux_X86_64 LibreOffice_project/30$Build-2</meta:generator>
    <dc:date>2026-01-07T09:40:57.161279598</dc:date>
    <meta:document-statistic meta:table-count="0" meta:image-count="0" meta:object-count="0" meta:page-count="2" meta:paragraph-count="30" meta:word-count="174" meta:character-count="1402" meta:non-whitespace-character-count="1224"/>
  </office:meta>
</office:document-meta>
</file>